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1cm" style:rel-column-width="14893*"/>
    </style:style>
    <style:style style:name="Table1.B" style:family="table-column">
      <style:table-column-properties style:column-width="3.307cm" style:rel-column-width="10727*"/>
    </style:style>
    <style:style style:name="Table1.C" style:family="table-column">
      <style:table-column-properties style:column-width="6.595cm" style:rel-column-width="21392*"/>
    </style:style>
    <style:style style:name="Table1.D" style:family="table-column">
      <style:table-column-properties style:column-width="5.71cm" style:rel-column-width="185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3fc8" officeooo:paragraph-rsid="001c3fc8"/>
    </style:style>
    <style:style style:name="P2" style:family="paragraph" style:parent-style-name="Table_20_Contents">
      <style:text-properties officeooo:rsid="00198623" officeooo:paragraph-rsid="00198623"/>
    </style:style>
    <style:style style:name="P3" style:family="paragraph" style:parent-style-name="Table_20_Contents">
      <style:text-properties officeooo:rsid="00199bb2" officeooo:paragraph-rsid="00199bb2"/>
    </style:style>
    <style:style style:name="P4" style:family="paragraph" style:parent-style-name="Table_20_Contents">
      <style:text-properties officeooo:rsid="00199bb2" officeooo:paragraph-rsid="001f386f"/>
    </style:style>
    <style:style style:name="P5" style:family="paragraph" style:parent-style-name="Table_20_Contents">
      <style:text-properties officeooo:rsid="001f386f" officeooo:paragraph-rsid="001f386f"/>
    </style:style>
    <style:style style:name="P6" style:family="paragraph" style:parent-style-name="Table_20_Contents">
      <style:text-properties officeooo:rsid="002018df" officeooo:paragraph-rsid="002018df"/>
    </style:style>
    <style:style style:name="P7" style:family="paragraph" style:parent-style-name="Table_20_Contents">
      <style:text-properties officeooo:paragraph-rsid="002018df"/>
    </style:style>
    <style:style style:name="P8" style:family="paragraph" style:parent-style-name="Table_20_Contents">
      <style:text-properties officeooo:rsid="002aaf69" officeooo:paragraph-rsid="002aaf69"/>
    </style:style>
    <style:style style:name="P9" style:family="paragraph" style:parent-style-name="Table_20_Contents">
      <style:text-properties officeooo:paragraph-rsid="002aaf69"/>
    </style:style>
    <style:style style:name="P10" style:family="paragraph" style:parent-style-name="Table_20_Contents">
      <style:text-properties officeooo:rsid="002f2a3c" officeooo:paragraph-rsid="002f2a3c"/>
    </style:style>
    <style:style style:name="P11" style:family="paragraph" style:parent-style-name="Table_20_Contents">
      <style:text-properties officeooo:paragraph-rsid="002f2a3c"/>
    </style:style>
    <style:style style:name="P12" style:family="paragraph" style:parent-style-name="Code">
      <style:text-properties officeooo:rsid="00199bb2" officeooo:paragraph-rsid="00199bb2"/>
    </style:style>
    <style:style style:name="P13" style:family="paragraph" style:parent-style-name="Code">
      <style:text-properties officeooo:rsid="00199bb2" officeooo:paragraph-rsid="002d52af"/>
    </style:style>
    <style:style style:name="P14" style:family="paragraph" style:parent-style-name="Code">
      <style:text-properties officeooo:rsid="00199bb2" officeooo:paragraph-rsid="002f2a3c"/>
    </style:style>
    <style:style style:name="P15" style:family="paragraph" style:parent-style-name="Code">
      <style:text-properties officeooo:paragraph-rsid="0023af46"/>
    </style:style>
    <style:style style:name="P16" style:family="paragraph" style:parent-style-name="Code">
      <style:text-properties officeooo:paragraph-rsid="002aaf69"/>
    </style:style>
    <style:style style:name="P17" style:family="paragraph" style:parent-style-name="Code">
      <style:text-properties officeooo:rsid="002aaf69" officeooo:paragraph-rsid="002aaf69"/>
    </style:style>
    <style:style style:name="T1" style:family="text">
      <style:text-properties officeooo:rsid="001f386f"/>
    </style:style>
    <style:style style:name="T2" style:family="text">
      <style:text-properties officeooo:rsid="0021d0e0"/>
    </style:style>
    <style:style style:name="T3" style:family="text">
      <style:text-properties officeooo:rsid="002018df"/>
    </style:style>
    <style:style style:name="T4" style:family="text">
      <style:text-properties officeooo:rsid="00269479"/>
    </style:style>
    <style:style style:name="T5" style:family="text">
      <style:text-properties officeooo:rsid="0026accd"/>
    </style:style>
    <style:style style:name="T6" style:family="text">
      <style:text-properties officeooo:rsid="002c7013"/>
    </style:style>
    <style:style style:name="T7" style:family="text">
      <style:text-properties officeooo:rsid="002d52af"/>
    </style:style>
    <style:style style:name="T8" style:family="text">
      <style:text-properties officeooo:rsid="002f2a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P16">{ type: power, status: on, <text:span text:style-name="T3">localtime: </text:span><text:span text:style-name="Teletype">YYYY-MM-DDThh:mm:ss±hh:mm</text:span> }</text:p>
          </table:table-cell>
          <table:table-cell table:style-name="Table1.D2" office:value-type="string">
            <text:p text:style-name="P2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8"><text:span text:style-name="T6">С</text:span>ейчас воспроизводится</text:p>
          </table:table-cell>
          <table:table-cell table:style-name="Table1.A2" office:value-type="string">
            <text:p text:style-name="P9">К → С</text:p>
          </table:table-cell>
          <table:table-cell table:style-name="Table1.A2" office:value-type="string">
            <text:p text:style-name="P17">{ type: <text:span text:style-name="T6">playback</text:span>, <text:span text:style-name="T3">localtime: </text:span><text:span text:style-name="Teletype">YYYY-MM-DDThh:mm:ss±hh:mm, status: now_playing, track: </text:span><text:span text:style-name="Teletype"><text:span text:style-name="T3">n2.mp3 </text:span></text:span><text:span text:style-name="Teletype">}</text:span></text:p>
          </table:table-cell>
          <table:table-cell table:style-name="Table1.D2" office:value-type="string">
            <text:p text:style-name="P8">Устройство опрашивает сервер и сообщат о текущем статусе воспроизведения</text:p>
          </table:table-cell>
        </table:table-row>
        <table:table-row>
          <table:table-cell table:style-name="Table1.A2" office:value-type="string">
            <text:p text:style-name="P6">Начало воспроизведения <text:span text:style-name="T2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5"><text:span text:style-name="T3">{ type: playback, localtime: </text:span><text:span text:style-name="Teletype">YYYY-MM-DDThh:mm:ss±hh:mm, </text:span><text:span text:style-name="Teletype"><text:span text:style-name="T4">status: </text:span></text:span><text:span text:style-name="T3">begin, track: n2.mp3 } </text:span></text:p>
          </table:table-cell>
          <table:table-cell table:style-name="Table1.D2" office:value-type="string">
            <text:p text:style-name="P6">Отправляется при начале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6"><text:span text:style-name="T5">Окончание</text:span> воспроизведения <text:span text:style-name="T2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5"><text:span text:style-name="T3">{ type: playback, localtime: </text:span><text:span text:style-name="Teletype">YYYY-MM-DDThh:mm:ss±hh:mm, </text:span><text:span text:style-name="Teletype"><text:span text:style-name="T4">status: end</text:span></text:span><text:span text:style-name="T3">, track: n2.mp3 } </text:span></text:p>
          </table:table-cell>
          <table:table-cell table:style-name="Table1.D2" office:value-type="string">
            <text:p text:style-name="P6">Отправляется при <text:span text:style-name="T5">окончании</text:span>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3">Загруз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12">{ type: playlist, status: update, items: [1.mp3, 2.mp3, playlist.m3u], <text:span text:style-name="T7">sequence_number: 100500</text:span> }</text:p>
          </table:table-cell>
          <table:table-cell table:style-name="Table1.D2" office:value-type="string">
            <text:p text:style-name="P3">Отправляется на устройство всякий раз при обновлении плейлиста </text:p>
          </table:table-cell>
        </table:table-row>
        <table:table-row>
          <table:table-cell table:style-name="Table1.A2" office:value-type="string">
            <text:p text:style-name="P5">Удалить плейлист</text:p>
          </table:table-cell>
          <table:table-cell table:style-name="Table1.A2" office:value-type="string">
            <text:p text:style-name="P4">С → К</text:p>
          </table:table-cell>
          <table:table-cell table:style-name="Table1.A2" office:value-type="string">
            <text:p text:style-name="P13">{ type: playlist, status: <text:span text:style-name="T1">delete</text:span>}</text:p>
          </table:table-cell>
          <table:table-cell table:style-name="Table1.D2" office:value-type="string">
            <text:p text:style-name="P5">Отправляется на устройство при удалении плейлиста или при отвязке плейлиста от устройства</text:p>
          </table:table-cell>
        </table:table-row>
        <table:table-row>
          <table:table-cell table:style-name="Table1.A2" office:value-type="string">
            <text:p text:style-name="P10">Подтверждение принятия/исполнения команды сервера</text:p>
          </table:table-cell>
          <table:table-cell table:style-name="Table1.A2" office:value-type="string">
            <text:p text:style-name="P11">К → С </text:p>
          </table:table-cell>
          <table:table-cell table:style-name="Table1.A2" office:value-type="string">
            <text:p text:style-name="P14">{ type: <text:span text:style-name="T8">ack</text:span>, status: <text:span text:style-name="T8">ok</text:span>}</text:p>
          </table:table-cell>
          <table:table-cell table:style-name="Table1.D2" office:value-type="string">
            <text:p text:style-name="P10">Отправляется после завершения обработки команды от сервер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fc8" officeooo:paragraph-rsid="001c3fc8"/>
    </style:style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отокол связи плейеров с сервером RMP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4.1$Linux_x86 LibreOffice_project/bc356b2f991740509f321d70e4512a6a54c5f243</meta:generator>
    <dc:date>2014-12-21T12:28:54.048088416</dc:date>
    <meta:editing-duration>P2DT4H24M34S</meta:editing-duration>
    <meta:editing-cycles>21</meta:editing-cycles>
    <meta:document-statistic meta:table-count="1" meta:image-count="0" meta:object-count="0" meta:page-count="1" meta:paragraph-count="33" meta:word-count="164" meta:character-count="1209" meta:non-whitespace-character-count="1072"/>
  </office:meta>
</office:document-meta>
</file>